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a00" officeooo:paragraph-rsid="00105a00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10d633" officeooo:paragraph-rsid="0010d633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Ubuntu" fo:font-weight="bold" style:font-weight-asian="bold" style:font-weight-complex="bold"/>
    </style:style>
    <style:style style:name="P6" style:family="paragraph" style:parent-style-name="Text_20_body" style:list-style-name="L1">
      <style:text-properties style:font-name="Ubuntu"/>
    </style:style>
    <style:style style:name="P7" style:family="paragraph" style:parent-style-name="Text_20_body" style:list-style-name="L2">
      <style:text-properties style:font-name="Ubunt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Peixe Vivo</text:p>
      <text:p text:style-name="P2"/>
      <text:list xml:id="list3298433219" text:style-name="L1">
        <text:list-item>
          <text:p text:style-name="P6">Aumentar o número de Régua;</text:p>
        </text:list-item>
        <text:list-item>
          <text:p text:style-name="P6">Organização do rack;</text:p>
        </text:list-item>
        <text:list-item>
          <text:p text:style-name="P6">Refazer a identificação de todos os pontos voz e dados;</text:p>
        </text:list-item>
        <text:list-item>
          <text:p text:style-name="P6">Vistória Elétrica do CPD;</text:p>
        </text:list-item>
        <text:list-item>
          <text:p text:style-name="P6">Adicionar um adaptador Chaveado para Monitor;</text:p>
        </text:list-item>
        <text:list-item>
          <text:p text:style-name="P6">Rever o cabeamento horizontal até as mesas;</text:p>
        </text:list-item>
        <text:list-item>
          <text:p text:style-name="P6">Comprar 6 (seis) Patch Panel;</text:p>
        </text:list-item>
        <text:list-item>
          <text:p text:style-name="P6">Comprar 100 Patch Card Cat, duas cores diferente;</text:p>
        </text:list-item>
        <text:list-item>
          <text:p text:style-name="P6">Organizar os cabos de rede fazer um chicote com els;</text:p>
        </text:list-item>
        <text:list-item>
          <text:p text:style-name="P6">Colocar um CFTV na sala;</text:p>
        </text:list-item>
        <text:list-item>
          <text:p text:style-name="P6">Colocar mais um organizador de Cabo;</text:p>
        </text:list-item>
        <text:list-item>
          <text:p text:style-name="P6">Porta agarrando;</text:p>
        </text:list-item>
        <text:list-item>
          <text:p text:style-name="P6">Tirar todos os objetos que não faz parte Datacenter, conforme as fotos em Anexo.</text:p>
          <text:p text:style-name="P6"/>
        </text:list-item>
      </text:list>
      <text:p text:style-name="P2"/>
      <text:p text:style-name="P5">Meso Telecom</text:p>
      <text:p text:style-name="P2"/>
      <text:list xml:id="list2269115805" text:style-name="L2">
        <text:list-item>
          <text:p text:style-name="P7">Adquirir um kit rack para pbx Alcatel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Anexo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3:26:57.658089978</meta:creation-date>
    <meta:editing-duration>PT28S</meta:editing-duration>
    <meta:editing-cycles>2</meta:editing-cycles>
    <meta:generator>LibreOffice/6.4.5.2$Linux_X86_64 LibreOffice_project/40$Build-2</meta:generator>
    <dc:date>2020-09-22T13:27:18.909285066</dc:date>
    <meta:document-statistic meta:table-count="0" meta:image-count="0" meta:object-count="0" meta:page-count="2" meta:paragraph-count="17" meta:word-count="112" meta:character-count="608" meta:non-whitespace-character-count="527"/>
  </office:meta>
</office:document-meta>
</file>